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Text_20_body">
      <style:paragraph-properties fo:margin-top="0cm" fo:margin-bottom="0.097cm" loext:contextual-spacing="false"/>
    </style:style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>
      <style:text-properties fo:font-weight="bold" officeooo:rsid="001bb10e" officeooo:paragraph-rsid="001bb10e" style:font-weight-asian="bold" style:font-weight-complex="bold"/>
    </style:style>
    <style:style style:name="P6" style:family="paragraph" style:parent-style-name="Text_20_body">
      <style:text-properties fo:font-weight="bold" officeooo:rsid="001d4c4b" officeooo:paragraph-rsid="001d4c4b" style:font-weight-asian="bold" style:font-weight-complex="bold"/>
    </style:style>
    <style:style style:name="P7" style:family="paragraph" style:parent-style-name="Text_20_body" style:list-style-name="L5">
      <style:text-properties officeooo:rsid="001d4c4b" officeooo:paragraph-rsid="001d4c4b"/>
    </style:style>
    <style:style style:name="P8" style:family="paragraph" style:parent-style-name="Text_20_body" style:list-style-name="L5">
      <style:text-properties officeooo:rsid="001d4c4b" officeooo:paragraph-rsid="0021da16"/>
    </style:style>
    <style:style style:name="P9" style:family="paragraph" style:parent-style-name="Text_20_body" style:list-style-name="L5">
      <style:text-properties officeooo:rsid="001d4c4b" officeooo:paragraph-rsid="0022a977"/>
    </style:style>
    <style:style style:name="P10" style:family="paragraph" style:parent-style-name="Text_20_body" style:list-style-name="L2">
      <style:text-properties officeooo:rsid="001dd5ab" officeooo:paragraph-rsid="001dd5ab"/>
    </style:style>
    <style:style style:name="P11" style:family="paragraph" style:parent-style-name="Text_20_body" style:list-style-name="L3">
      <style:text-properties officeooo:rsid="001f4b86" officeooo:paragraph-rsid="001f4b86"/>
    </style:style>
    <style:style style:name="P12" style:family="paragraph" style:parent-style-name="Text_20_body" style:list-style-name="L5">
      <style:text-properties officeooo:paragraph-rsid="0022a977"/>
    </style:style>
    <style:style style:name="P13" style:family="paragraph" style:parent-style-name="Text_20_body" style:list-style-name="L1">
      <style:paragraph-properties fo:margin-top="0cm" fo:margin-bottom="0cm" loext:contextual-spacing="false"/>
    </style:style>
    <style:style style:name="P14" style:family="paragraph" style:parent-style-name="Text_20_body" style:list-style-name="L2">
      <style:paragraph-properties fo:margin-top="0cm" fo:margin-bottom="0cm" loext:contextual-spacing="false"/>
    </style:style>
    <style:style style:name="P15" style:family="paragraph" style:parent-style-name="Text_20_body" style:list-style-name="L4">
      <style:paragraph-properties fo:margin-top="0cm" fo:margin-bottom="0cm" loext:contextual-spacing="false"/>
    </style:style>
    <style:style style:name="P16" style:family="paragraph" style:parent-style-name="Text_20_body" style:list-style-name="L4">
      <style:paragraph-properties fo:margin-top="0cm" fo:margin-bottom="0cm" loext:contextual-spacing="false"/>
      <style:text-properties officeooo:rsid="0016d318" officeooo:paragraph-rsid="0016d318"/>
    </style:style>
    <style:style style:name="P17" style:family="paragraph" style:parent-style-name="Text_20_body">
      <style:paragraph-properties fo:margin-top="0cm" fo:margin-bottom="0cm" loext:contextual-spacing="false"/>
      <style:text-properties officeooo:paragraph-rsid="001bb10e"/>
    </style:style>
    <style:style style:name="P18" style:family="paragraph" style:parent-style-name="Text_20_body">
      <style:paragraph-properties fo:margin-top="0cm" fo:margin-bottom="0.499cm" loext:contextual-spacing="false"/>
    </style:style>
    <style:style style:name="P19" style:family="paragraph" style:parent-style-name="Text_20_body">
      <style:paragraph-properties fo:margin-top="0cm" fo:margin-bottom="0.499cm" loext:contextual-spacing="false"/>
      <style:text-properties officeooo:paragraph-rsid="001a2a5e"/>
    </style:style>
    <style:style style:name="P20" style:family="paragraph" style:parent-style-name="Text_20_body" style:list-style-name="L2">
      <style:paragraph-properties fo:margin-top="0cm" fo:margin-bottom="0.011cm" loext:contextual-spacing="false"/>
    </style:style>
    <style:style style:name="T1" style:family="text">
      <style:text-properties officeooo:rsid="0015dbb4"/>
    </style:style>
    <style:style style:name="T2" style:family="text">
      <style:text-properties officeooo:rsid="0016d318"/>
    </style:style>
    <style:style style:name="T3" style:family="text">
      <style:text-properties officeooo:rsid="00170e8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bb10e" style:font-weight-asian="bold" style:font-weight-complex="bold"/>
    </style:style>
    <style:style style:name="T6" style:family="text">
      <style:text-properties officeooo:rsid="001bb10e"/>
    </style:style>
    <style:style style:name="T7" style:family="text">
      <style:text-properties fo:font-size="12pt" fo:font-weight="bold" officeooo:rsid="001a2a5e" style:font-size-asian="12pt" style:font-weight-asian="bold" style:font-size-complex="12pt" style:font-weight-complex="bold"/>
    </style:style>
    <style:style style:name="T8" style:family="text">
      <style:text-properties officeooo:rsid="001d4c4b"/>
    </style:style>
    <style:style style:name="T9" style:family="text">
      <style:text-properties officeooo:rsid="002149f2"/>
    </style:style>
    <style:style style:name="T10" style:family="text">
      <style:text-properties officeooo:rsid="0021da16"/>
    </style:style>
    <style:style style:name="T11" style:family="text">
      <style:text-properties officeooo:rsid="0022a977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Source_20_Text">.</text:span> é um <text:span text:style-name="Emphasis">meta-char</text:span> que significa <text:span text:style-name="Emphasis">qualquer char</text:span>.</text:p>
      <text:p text:style-name="P17">Com <text:span text:style-name="Source_20_Text">\</text:span> podemos escapar <text:span text:style-name="Emphasis">meta-chars</text:span>, por exemplo <text:span text:style-name="Source_20_Text">\.</text:span>.</text:p>
      <text:p text:style-name="P17"><text:span text:style-name="T5"/></text:p>
      <text:p text:style-name="P17"><text:span text:style-name="T5">Quantifier</text:span></text:p>
      <text:list xml:id="list5761696071675999939" text:style-name="L1">
        <text:list-item>
          <text:p text:style-name="P13">Existem <text:span text:style-name="Emphasis">quantifiers</text:span> que definem quantas vezes um caractere deve aparecer:</text:p>
          <text:list>
            <text:list-item>
              <text:p text:style-name="P13"><text:span text:style-name="Source_20_Text">{1}</text:span> é um <text:span text:style-name="Emphasis">quantifier</text:span> que significa <text:span text:style-name="Emphasis">uma vez</text:span>.</text:p>
            </text:list-item>
            <text:list-item>
              <text:p text:style-name="P13"><text:span text:style-name="Source_20_Text">*</text:span> é um <text:span text:style-name="Emphasis">quantifier</text:span> que significa <text:span text:style-name="Emphasis">zero, uma ou mais vezes</text:span></text:p>
            </text:list-item>
          </text:list>
        </text:list-item>
      </text:list>
      <text:p text:style-name="P2"><text:span text:style-name="Source_20_Text"><text:tab/>? - zero ou uma vez.</text:span></text:p>
      <text:list xml:id="list797024105734078613" text:style-name="L2">
        <text:list-header>
          <text:p text:style-name="P14"><text:span text:style-name="Source_20_Text">*</text:span> - zero ou mais vezes.</text:p>
          <text:p text:style-name="P14"><text:span text:style-name="Source_20_Text">+</text:span> - uma ou mais vezes.</text:p>
          <text:p text:style-name="P14"><text:span text:style-name="Source_20_Text">{n}</text:span> - exatamente n vezes.</text:p>
          <text:p text:style-name="P14"><text:span text:style-name="Source_20_Text">{n,}</text:span> - no mínimo n vezes.</text:p>
          <text:p text:style-name="P20"><text:span text:style-name="Source_20_Text">{n,m}</text:span> - no mínimo n vezes, no máximo m vezes.</text:p>
          <text:p text:style-name="P10">+? - o interrogação deixa o quantifier preguiçoso </text:p>
        </text:list-header>
      </text:list>
      <text:p text:style-name="P5">Classes de Char</text:p>
      <text:p text:style-name="Text_20_body">Podemos definir facilmente a classe de qualquer caractere com o <text:span text:style-name="Source_20_Text">[A-Z]</text:span>.</text:p>
      <text:list xml:id="list5548954594385486011" text:style-name="L3">
        <text:list-item>
          <text:p text:style-name="P3"><text:span text:style-name="Source_20_Text">\s</text:span> significa <text:span text:style-name="Emphasis">whitespace</text:span><text:span text:style-name="Emphasis"><text:span text:style-name="T6">(espaços em branco)</text:span></text:span> e é um atalho para <text:span text:style-name="Source_20_Text">[ \t\r\n\f]</text:span>.</text:p>
        </text:list-item>
        <text:list-item>
          <text:p text:style-name="P3"><text:span text:style-name="Source_20_Text">\w</text:span> significa <text:span text:style-name="Emphasis">word char</text:span> e é uma atalho para <text:span text:style-name="Source_20_Text">[A-Za-z0-9_]</text:span>.</text:p>
        </text:list-item>
        <text:list-item>
          <text:p text:style-name="P11">Para negar itens de uma expressão colocamos[^ ]<text:span text:style-name="T9">acento circunflexo dentro de uma lista</text:span></text:p>
        </text:list-item>
      </text:list>
      <text:p text:style-name="Text_20_body"><text:span text:style-name="Source_20_Text"/></text:p>
      <text:p text:style-name="P19"><text:span text:style-name="Source_20_Text"><text:span text:style-name="T7">Âncoras</text:span></text:span></text:p>
      <text:p text:style-name="P18"><text:span text:style-name="Source_20_Text">Uma âncora não seleciona um caractere, e sim apenas uma posição no texto alvo. </text:span></text:p>
      <text:list xml:id="list3488014001343028889" text:style-name="L4">
        <text:list-item>
          <text:p text:style-name="P15"><text:span text:style-name="Source_20_Text">\b</text:span> <text:span text:style-name="T2">[boundary]</text:span>é uma âncora que seleciona o início ou fim d<text:span text:style-name="T1">e uma</text:span> palavra, <text:span text:style-name="T3">ela tem que estar solta</text:span></text:p>
        </text:list-item>
        <text:list-item>
          <text:p text:style-name="P16">\B [non world boundary]é uma ancora inversa de <text:span text:style-name="T3">\</text:span>b , <text:span text:style-name="T3">a silaba procurada tem que estar dentro de uma palavra</text:span></text:p>
        </text:list-item>
        <text:list-item>
          <text:p text:style-name="P15"><text:span text:style-name="Source_20_Text">^</text:span> é uma âncora que seleciona o início da string alvo.</text:p>
        </text:list-item>
        <text:list-item>
          <text:p text:style-name="P4"><text:span text:style-name="Source_20_Text">$</text:span> é uma âncora que seleciona o fim do alvo.</text:p>
        </text:list-item>
        <text:list-item>
          <text:p text:style-name="P4">a regex usa âncoras no início <text:span text:style-name="Source_20_Text">^</text:span> e fim <text:span text:style-name="Source_20_Text">$</text:span> para garantir o match <text:span text:style-name="Strong_20_Emphasis">inteiro</text:span>; </text:p>
        </text:list-item>
      </text:list>
      <text:p text:style-name="P6">Grupos</text:p>
      <text:list xml:id="list4079715628154347383" text:style-name="L5">
        <text:list-item>
          <text:p text:style-name="P7">um grupo começa com ( e termina com )</text:p>
        </text:list-item>
        <text:list-item>
          <text:p text:style-name="P8">se você colocar <text:span text:style-name="T4">?:</text:span> o grupo não é capturado (?:\w+)</text:p>
        </text:list-item>
        <text:list-item>
          <text:p text:style-name="P9"><text:span text:style-name="T10">você consegue referenciar um grupo ja criado em alguma parte de sua expressão regular usando \1 , \ e o numero do grupo</text:span></text:p>
          <text:p text:style-name="P12"><text:span text:style-name="T11">alvo = </text:span><text:span text:style-name="Source_20_Text">&lt;h1 id="regex" class="form"&gt;Expressões regulares não são tão difíceis.&lt;/h2&gt;</text:span></text:p>
          <text:p text:style-name="P12"><text:span text:style-name="T11">ex: </text:span><text:span text:style-name="Source_20_Text">&lt;(h1|h2).+?&gt;([\w\sõãí.]+)&lt;\/\1&gt;</text:span><text:span text:style-name="T8"> </text:span></text:p>
        </text:list-item>
      </text:list>
      <text:p text:style-name="P1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H49M42S</meta:editing-duration>
    <meta:editing-cycles>20</meta:editing-cycles>
    <meta:generator>LibreOffice/5.1.6.2$Windows_x86 LibreOffice_project/07ac168c60a517dba0f0d7bc7540f5afa45f0909</meta:generator>
    <dc:date>2017-12-12T22:27:08.704000000</dc:date>
    <meta:document-statistic meta:table-count="0" meta:image-count="0" meta:object-count="0" meta:page-count="1" meta:paragraph-count="31" meta:word-count="308" meta:character-count="1591" meta:non-whitespace-character-count="1331"/>
    <meta:user-defined meta:name="Info 1"/>
    <meta:user-defined meta:name="Info 2"/>
    <meta:user-defined meta:name="Info 3"/>
    <meta:user-defined meta:name="Info 4"/>
  </office:meta>
</office:document-meta>
</file>